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4.413cm" svg:y="8.969cm">
          <text:p text:style-name="P1">(1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4.986cm" svg:y="7.803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7.413cm" svg:y="8.9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7.986cm" svg:y="7.804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10.413cm" svg:y="8.972cm">
          <text:p text:style-name="P1">(7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10.986cm" svg:y="7.806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13.413cm" svg:y="8.972cm">
          <text:p text:style-name="P1">(1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13.986cm" svg:y="7.806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16.413cm" svg:y="8.974cm">
          <text:p text:style-name="P1">(31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16.986cm" svg:y="7.808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19.413cm" svg:y="8.973cm">
          <text:p text:style-name="P1">(6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19.986cm" svg:y="7.807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22.413cm" svg:y="8.975cm">
          <text:p text:style-name="P1">(127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22.986cm" svg:y="7.809cm">
          <draw:text-box>
            <text:p text:style-name="P2"><text:span text:style-name="T1">L</text:span></text:p>
          </draw:text-box>
        </draw:frame>
        <draw:frame draw:style-name="gr3" draw:text-style-name="P4" draw:layer="layout" svg:width="1.912cm" svg:height="2.148cm" svg:x="25.128cm" svg:y="8.46cm">
          <draw:text-box>
            <text:p text:style-name="P3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20:36.297209351</dc:date>
    <dc:creator>elucterio </dc:creator>
    <meta:editing-duration>PT1H12S</meta:editing-duration>
    <meta:editing-cycles>24</meta:editing-cycles>
    <meta:generator>LibreOffice/4.2.8.2$Linux_X86_64 LibreOffice_project/420m0$Build-2</meta:generator>
    <meta:document-statistic meta:object-count="15"/>
  </office:meta>
</office:document-meta>
</file>